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table:align="margins"/>
    </style:style>
    <style:style style:name="Tableau2.A" style:family="table-column">
      <style:table-column-properties style:rel-column-width="14391*"/>
    </style:style>
    <style:style style:name="Tableau2.B" style:family="table-column">
      <style:table-column-properties style:rel-column-width="12445*"/>
    </style:style>
    <style:style style:name="Tableau2.C" style:family="table-column">
      <style:table-column-properties style:rel-column-width="12649*"/>
    </style:style>
    <style:style style:name="Tableau2.D" style:family="table-column">
      <style:table-column-properties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table:align="margins"/>
    </style:style>
    <style:style style:name="Tableau1.A" style:family="table-column">
      <style:table-column-properties style:rel-column-width="13166*"/>
    </style:style>
    <style:style style:name="Tableau1.B" style:family="table-column">
      <style:table-column-properties style:rel-column-width="15506*"/>
    </style:style>
    <style:style style:name="Tableau1.C" style:family="table-column">
      <style:table-column-properties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fo:margin-left="0cm" fo:margin-right="-0.005cm" table:align="margins"/>
    </style:style>
    <style:style style:name="Table1.A" style:family="table-column">
      <style:table-column-properties style:rel-column-width="29170*"/>
    </style:style>
    <style:style style:name="Table1.B" style:family="table-column">
      <style:table-column-properties style:rel-column-width="10137*"/>
    </style:style>
    <style:style style:name="Table1.C" style:family="table-column">
      <style:table-column-properties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Heading_20_2" style:master-page-name="">
      <style:paragraph-properties style:page-number="auto" fo:break-before="page"/>
    </style:style>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Corps_20_de_20_texte.Paragraph" style:list-style-name="L22">
      <style:paragraph-properties fo:margin-left="1.251cm" fo:margin-right="0cm" fo:text-indent="0cm" style:auto-text-indent="fals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Standard" style:list-style-name="L25"/>
    <style:style style:name="P84" style:family="paragraph" style:parent-style-name="Standard" style:list-style-name="L33"/>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novelibre-tools-0.1.4.oxt&#13;Update file created : novelibre-tools.update.xml&#13;&#13;07.07.2024 20:47:4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novelibre-tools-A-0.1.3.oxt&#13;Update file created : novelibre-tools-A.update.xml&#13;&#13;07.07.2024 18:46: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novelibre-tools-L-0.1.3.oxt&#13;Update file created : novelibre-tools-L.update.xml&#13;&#13;07.07.2024 18:40: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novelibre-tool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391346585443608601"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691050023682405732" text:style-name="L2">
        <text:list-item>
          <text:p text:style-name="P48">Version 2.1.2 :</text:p>
        </text:list-item>
      </text:list>
      <text:list xml:id="list6705371612687719182" text:style-name="L3">
        <text:list-item>
          <text:list>
            <text:list-item>
              <text:p text:style-name="P49">Localized help : resolved non-functional hyperlink due to API incompatibility introduced by Apache OpenOffice 4.1 (and LibreOffice 4.0).</text:p>
            </text:list-item>
          </text:list>
        </text:list-item>
      </text:list>
      <text:list xml:id="list40721631" text:continue-list="list8691050023682405732" text:style-name="L2">
        <text:list-item>
          <text:p text:style-name="P48">Version 2.1.1 :</text:p>
        </text:list-item>
      </text:list>
      <text:list xml:id="list6835742212728576840"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0732149" text:continue-list="list40721631" text:style-name="L2">
        <text:list-item>
          <text:p text:style-name="P48">Version 2.1.0 :</text:p>
        </text:list-item>
      </text:list>
      <text:list xml:id="list6962198714421800680"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0719475" text:continue-list="list40732149" text:style-name="L2">
        <text:list-item>
          <text:p text:style-name="P48">Version 2.0.0 :</text:p>
        </text:list-item>
      </text:list>
      <text:list xml:id="list764344852452419276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0731623" text:continue-list="list40719475" text:style-name="L2">
        <text:list-item>
          <text:p text:style-name="P48">Version 1.5.3 :</text:p>
        </text:list-item>
      </text:list>
      <text:list xml:id="list6992371949768474935"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919161613840200843"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novelibre-tool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522911200439257758"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182972156510242653"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oft-page-break/><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text:soft-page-break/>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992651288412640562"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ext:soft-page-break/>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text:soft-page-break/>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698526001511128736"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text:soft-page-break/>(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oft-page-break/><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text:soft-page-break/>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oft-page-break/><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473270332077111435"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5034120189852290648"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322674794570362891"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340256819780503462"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824581703527106401" text:style-name="L17">
        <text:list-item>
          <text:p text:style-name="P63">Arg1 : <text:span text:style-name="InstructionMacro">String</text:span> : mandatory, type of control used for the button</text:p>
        </text:list-item>
      </text:list>
      <text:list xml:id="list615113521014019249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248511977190283448"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593722622921225143"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text:soft-page-break/>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38036119525225864"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ext:soft-page-break/>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093169160555881492"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text:soft-page-break/>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ext:soft-page-break/>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396973034936078906"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595891606906118869"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text:soft-page-break/>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767516822309450385" text:style-name="L25">
        <text:list-item text:start-value="1">
          <text:p text:style-name="P8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88573041380663892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02934042689115899"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text:soft-page-break/>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text:soft-page-break/>case they are all mandatory.</text:p>
      <text:p text:style-name="Heading_20_4">Run a Basic macro</text:p>
      <text:list xml:id="list674759539125108928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7503643847473660602"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997497339275592858"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25098865272205372"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oft-page-break/><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314505356128013141"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69468062249494978" text:style-name="L33">
        <text:list-item text:start-value="1">
          <text:p text:style-name="P8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8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text:soft-page-break/>For Basic, Dialog, BeanShell, JavaScript you should:</text:p>
      <text:list xml:id="list401361630016056481"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novelibre-tool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Tools for novelibre</text:p>
      <text:p text:style-name="tooltipText"/>
      <text:p text:style-name="tooltipLang"><text:bookmark-start text:name="__RefHeading__44467_325084090"/>Tooltip de<text:bookmark-end text:name="__RefHeading__44467_325084090"/></text:p>
      <text:p text:style-name="descrText">Tools for novelibr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text:soft-page-break/>Tools for the post-processing of documents exported from novelibre.</text:p>
      <text:p text:style-name="descrLang"><text:bookmark-start text:name="__RefHeading__78156_325084090"/>Description de<text:bookmark-end text:name="__RefHeading__78156_325084090"/></text:p>
      <text:p text:style-name="descrText">Werkzeuge zur Nachbearbeitung von Dokumenten, die aus novelibre exportiert wur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499595259173415949"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4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4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77543592773588381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16847541907960605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6098127212360260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729664"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91557026114639875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61513238724200427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49557391320694095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4</dc:date>
     <text:p>internal</text:p>
     <text:p>Page2</text:p>
     <text:p/>
    </office:annotation>Paragraph styles</text:p>
      <text:p text:style-name="P28"><office:annotation>
     <dc:creator>BM</dc:creator>
     <dc:date>2008-03-13T00:00:00.64</dc:date>
     <text:p>internal</text:p>
     <text:p>Page7</text:p>
     <text:p/>
    </office:annotation>Hyperlinks</text:p>
      <text:p text:style-name="hlp_5f_paragraph"><text:span text:style-name="T14"><office:annotation>
      <dc:creator>BM</dc:creator>
      <dc:date>2008-03-13T00:00:00.64</dc:date>
      <text:p>internal</text:p>
      <text:p>Page3</text:p>
      <text:p/>
     </office:annotation></text:span><text:span text:style-name="T14">Text formatting</text:span></text:p>
      <text:p text:style-name="P28"><office:annotation>
     <dc:creator>BM</dc:creator>
     <dc:date>2008-03-26T00:00:00.6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6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 text:description="click here"><office:event-listeners><script:event-listener script:language="ooo:script" script:event-name="dom:click" xlink:href="vnd.sun.star.script:ConfigTool.HelpHelper.showCurrentHelpPageAddress?language=Basic&amp;location=document" xlink:type="simple"/></office:event-listeners></text:execute-macro>. Copy/paste the displayed address into the comment.</text:p>
      <text:p text:style-name="hlp_5f_paragraph"/>
      <text:p text:style-name="hlp_5f_paragraph">This hyperlink displays <text:s/><office:annotation>
     <dc:creator>BM</dc:creator>
     <dc:date>2008-03-15T00:00:00.64</dc:date>
     <text:p>external</text:p>
     <text:p>text/swriter/main0210.xhp</text:p>
     <text:p/>
    </office:annotation><text:span text:style-name="T14">Preview topic</text:span> </text:p>
      <text:p text:style-name="hlp_5f_paragraph">This hyperlink displays <text:s/><office:annotation>
     <dc:creator>BM</dc:creator>
     <dc:date>2008-03-15T00:00:00.6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745270" text:continue-list="list2775435927735883810"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0739825" text:continue-list="list4072966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5</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65</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65</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40732202" text:continue-list="list40745270"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novelibre-tool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novelibre-tool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22" meta:word-count="13183" meta:character-count="8168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novelibre-tools", "0.1.4") 

  setExtensionDescription("en, de")
  setDisplayName("en", "novelibre-tools - Tools for novelibre.")
  setDisplayName("de", "novelibre-tools - Tools for novelibre.")
  setTooltip("en, de", "en") ' deprecated ! starting from 3.1,use instead setExtensionDescription
  
  setPublisherName("en", "Peter Triesberger", "https://github.com/peter88213")
  setLicense("en")

  beginUpdateInformation("direct", "direct") 
	setUpdateSource("https://raw.githubusercontent.com/peter88213/novelibre-tools/main/", "https://raw.githubusercontent.com/peter88213/novelibre-tools/main/dist/")
  endUpdateInformation

endDescription  

beginAnnexes 
  useLibrary("Basic", "novelibre-tools/")
endAnnexes

beginAddonUI

  beginOfficeMenuBarMerging  
    beginMergeInstruction("Writer")
      	setMergePoint(".uno:FormatMenu\.uno:PageDialog", "AddAfter", "AddLast") 
      	beginMergeItems
        	addSeparator
			beginCommand
	            beginTitles
			 	    setTitle("Replace section dividers with blank lines", "en")
			        setTitle("Abschnittstrenner durch Leerzeilen ersetzen", "de")
	            endTitles
	    			setURL("Basic", "novelibre-tools", "Common", "to_blank_lines")
			endCommand
        	addSeparator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